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30000031874A4C0F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636cm" svg:height="18.999cm" svg:x="2.5cm" svg:y="1.001cm">
          <draw:image xlink:href="Pictures/10000201000004030000031874A4C0F2.png" xlink:type="simple" xlink:show="embed" xlink:actuate="onLoad">
            <text:p/>
          </draw:image>
        </draw:frame>
        <draw:custom-shape draw:style-name="gr2" draw:text-style-name="P2" draw:layer="layout" svg:width="4.5cm" svg:height="1cm" svg:x="19cm" svg:y="10.5cm">
          <text:p text:style-name="P2">assignment</text:p>
          <draw:enhanced-geometry svg:viewBox="0 0 21600 21600" draw:text-areas="800 800 20800 20800" draw:type="round-rectangular-callout" draw:modifiers="-12822.7504998889 10400.7992007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9.5cm" svg:height="1cm" svg:x="15cm" svg:y="8.5cm">
          <text:p text:style-name="P2">Test (else branch)</text:p>
          <draw:enhanced-geometry svg:viewBox="0 0 21600 21600" draw:text-areas="800 800 20800 20800" draw:type="round-rectangular-callout" draw:modifiers="-6458.85696242501 -13939.66033966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5cm" svg:height="1cm" svg:x="21cm" svg:y="6cm">
          <text:p text:style-name="P2">*p</text:p>
          <draw:enhanced-geometry svg:viewBox="0 0 21600 21600" draw:text-areas="800 800 20800 20800" draw:type="round-rectangular-callout" draw:modifiers="-26622.2518321119 7466.133866133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cm" svg:height="1cm" svg:x="21cm" svg:y="4.5cm">
          <text:p text:style-name="P2">pre-condition</text:p>
          <draw:enhanced-geometry svg:viewBox="0 0 21600 21600" draw:text-areas="800 800 20800 20800" draw:type="round-rectangular-callout" draw:modifiers="-6591.00179964007 9386.613386613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6cm" svg:height="2cm" svg:x="22cm" svg:y="2cm">
          <text:p text:style-name="P2">separated memory state</text:p>
          <draw:enhanced-geometry svg:viewBox="0 0 21600 21600" draw:text-areas="800 800 20800 20800" draw:type="round-rectangular-callout" draw:modifiers="-6399.73337777037 13342.12893553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5.5cm" svg:height="1cm" svg:x="20cm" svg:y="12cm">
          <text:p text:style-name="P2">post-condition</text:p>
          <draw:enhanced-geometry svg:viewBox="0 0 21600 21600" draw:text-areas="800 800 20800 20800" draw:type="round-rectangular-callout" draw:modifiers="-6573.0594437375 4553.046953046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27T15:09:40</meta:creation-date>
    <dc:date>2009-03-27T15:21:40</dc:date>
    <meta:editing-cycles>1</meta:editing-cycles>
    <meta:editing-duration>PT12M4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